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2" style:family="paragraph" style:parent-style-name="Standard" style:master-page-name="PM2">
      <style:paragraph-properties fo:margin-left="0cm" fo:margin-right="0cm" fo:margin-top="0cm" fo:margin-bottom="0cm" loext:contextual-spacing="false" fo:line-height="100%" fo:text-align="start" style:justify-single-word="false" fo:text-indent="0cm" style:auto-text-indent="false" style:page-number="auto"/>
      <style:text-properties fo:color="#000000" style:font-name="Courier" fo:font-size="12pt" style:font-name-asian="Courier" style:font-size-asian="12pt" style:font-name-complex="Courier" style:font-size-complex="12pt"/>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style:font-name-asian="Courier" style:font-size-asian="12pt" style:font-name-complex="Courier"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fo:font-weight="bold" style:font-name-asian="Courier" style:font-size-asian="12pt" style:font-weight-asian="bold" style:font-name-complex="Courier" style:font-size-complex="12pt" style:font-weight-complex="bold"/>
    </style:style>
    <style:style style:name="P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fo:font-weight="bold" officeooo:paragraph-rsid="001fa0d1" style:font-name-asian="Courier" style:font-size-asian="12pt" style:font-weight-asian="bold" style:font-name-complex="Courier" style:font-size-complex="12pt" style:font-weight-complex="bold"/>
    </style:style>
    <style:style style:name="P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fo:font-weight="normal" style:font-name-asian="Courier" style:font-size-asian="12pt" style:font-weight-asian="normal" style:font-name-complex="Courier" style:font-size-complex="12pt" style:font-weight-complex="normal"/>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fo:font-weight="normal" officeooo:paragraph-rsid="001fa0d1" style:font-name-asian="Courier" style:font-size-asian="12pt" style:font-weight-asian="normal" style:font-name-complex="Courier" style:font-size-complex="12pt" style:font-weight-complex="normal"/>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fo:font-weight="normal" officeooo:paragraph-rsid="001fa0d1" fo:background-color="transparent" style:font-name-asian="Courier" style:font-size-asian="12pt" style:font-weight-asian="normal" style:font-name-complex="Courier" style:font-size-complex="12pt" style:font-weight-complex="normal"/>
    </style:style>
    <style:style style:name="P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1fa0d1"/>
    </style:style>
    <style:style style:name="P1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weight="normal" officeooo:paragraph-rsid="001fa0d1" style:font-weight-asian="normal" style:font-weight-complex="normal"/>
    </style:style>
    <style:style style:name="P12" style:family="paragraph" style:parent-style-name="Standard">
      <style:text-properties officeooo:paragraph-rsid="001fa0d1"/>
    </style:style>
    <style:style style:name="P13" style:family="paragraph" style:parent-style-name="Standard">
      <style:text-properties fo:font-weight="normal" officeooo:paragraph-rsid="001fa0d1" style:font-weight-asian="normal" style:font-weight-complex="normal"/>
    </style:style>
    <style:style style:name="P14" style:family="paragraph" style:parent-style-name="Standard">
      <style:text-properties fo:color="#000000" style:font-name="Courier" fo:font-size="12pt" fo:font-weight="normal" officeooo:paragraph-rsid="001fa0d1" style:font-name-asian="Courier" style:font-size-asian="12pt" style:font-weight-asian="normal" style:font-name-complex="Courier" style:font-size-complex="12pt" style:font-weight-complex="normal"/>
    </style:style>
    <style:style style:name="T1" style:family="text">
      <style:text-properties fo:color="#000000" style:font-name="Courier" fo:font-size="12pt" style:font-name-asian="Courier" style:font-size-asian="12pt" style:font-name-complex="Courier" style:font-size-complex="12pt"/>
    </style:style>
    <style:style style:name="T2" style:family="text">
      <style:text-properties fo:color="#000000" style:font-name="Courier" fo:font-size="12pt" fo:font-weight="bold" style:font-name-asian="Courier" style:font-size-asian="12pt" style:font-weight-asian="bold" style:font-name-complex="Courier" style:font-size-complex="12pt" style:font-weight-complex="bold"/>
    </style:style>
    <style:style style:name="T3" style:family="text">
      <style:text-properties fo:color="#000000" style:font-name="Courier" fo:font-size="12pt" fo:font-weight="normal" style:font-name-asian="Courier" style:font-size-asian="12pt" style:font-weight-asian="normal" style:font-name-complex="Courier" style:font-size-complex="12pt" style:font-weight-complex="normal"/>
    </style:style>
    <style:style style:name="T4" style:family="text">
      <style:text-properties fo:color="#000000" style:font-name="Courier" fo:font-size="12pt" fo:font-style="italic" fo:font-weight="normal" style:font-name-asian="Courier" style:font-size-asian="12pt" style:font-style-asian="italic" style:font-weight-asian="normal" style:font-name-complex="Courier" style:font-size-complex="12pt" style:font-weight-complex="normal"/>
    </style:style>
    <style:style style:name="T5" style:family="text">
      <style:text-properties fo:font-weight="normal" style:font-weight-asian="normal" style:font-weight-complex="normal"/>
    </style:style>
    <style:style style:name="T6" style:family="text">
      <style:text-properties fo:font-weight="normal" style:font-weight-asian="normal" style:font-weight-complex="normal" fo:background-color="#00ff00"/>
    </style:style>
    <style:style style:name="T7" style:family="text">
      <style:text-properties fo:font-weight="normal" officeooo:rsid="001fa0d1" style:font-weight-asian="normal" style:font-weight-complex="normal"/>
    </style:style>
    <style:style style:name="T8" style:family="text">
      <style:text-properties fo:font-weight="normal" loext:char-shading-value="0" style:font-weight-asian="normal" style:font-weight-complex="normal" fo:background-color="#00ff00"/>
    </style:style>
    <style:style style:name="T9" style:family="text">
      <style:text-properties fo:font-weight="normal" fo:background-color="transparent" loext:char-shading-value="0" style:font-weight-asian="normal" style:font-weight-complex="normal"/>
    </style:style>
    <style:style style:name="T10" style:family="text">
      <style:text-properties fo:font-style="italic" style:font-style-asian="italic"/>
    </style:style>
    <style:style style:name="T11" style:family="text">
      <style:text-properties fo:font-style="italic" fo:font-weight="normal" style:font-style-asian="italic" style:font-weight-asian="normal" style:font-weight-complex="normal"/>
    </style:style>
    <style:style style:name="T12" style:family="text">
      <style:text-properties fo:color="#833c0b" style:font-name="Verdana" fo:font-size="14pt" style:font-size-asian="14pt" style:font-name-complex="Courier New" style:font-size-complex="14pt" fo:background-color="#00ff00"/>
    </style:style>
    <style:style style:name="T13" style:family="text">
      <style:text-properties fo:color="#833c0b" style:font-name="Verdana" fo:font-size="14pt" fo:font-weight="normal" loext:char-shading-value="0" style:font-size-asian="14pt" style:font-weight-asian="normal" style:font-name-complex="Courier New" style:font-size-complex="14pt" style:font-weight-complex="normal" fo:background-color="#00ff00"/>
    </style:style>
    <style:style style:name="T14" style:family="text">
      <style:text-properties officeooo:rsid="001fa0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Programming Basics questions</text:p>
      <text:p text:style-name="P3"/>
      <text:p text:style-name="P3">## Computer science</text:p>
      <text:p text:style-name="P3"/>
      <text:p text:style-name="P3">### Data structures</text:p>
      <text:p text:style-name="P3"/>
      <text:p text:style-name="P4">#### What is the purpose of a list (array in some programming languages) data structure? Name some methods of it!</text:p>
      <text:p text:style-name="P3"><text:tab/>-We can use it to store multiple values, and acces them sequentially, by their position, or index in the list. We can define a list literal by putting a comma-separated list of values inside square brakets. ([])</text:p>
      <text:p text:style-name="P3"><text:tab/>-Some methods: len, sum, any, all, append, count, remove, index, extend.</text:p>
      <text:p text:style-name="P4">#### What is the difference between a list/array and a set? </text:p>
      <text:p text:style-name="P3"><text:tab/>-Arrays used by different languages. They are simpler, more low-leve data structures, which don't have all the functionality of a list. Main differences between list and arrays:</text:p>
      <text:p text:style-name="P3"><text:tab/><text:tab/>o Array has fixed size, which you specify when you create it. If you want to add or remove elements you need to create a new array.</text:p>
      <text:p text:style-name="P3"><text:tab/><text:tab/>o If the language is statically typed, you also have to specify a single type for the vallues which you are going to put in the array when you create it.</text:p>
      <text:p text:style-name="P3"><text:tab/><text:tab/>o Arrays are usually not objects, so they don't have any methods - they are basically containers.</text:p>
      <text:p text:style-name="P3"><text:tab/><text:tab/>o Because they are so simple they are easier and much faster.</text:p>
      <text:p text:style-name="P3"><text:tab/>-Set is a collection of unique elements. If we add multiple copies of the same element to a set, the duplicates will be eliminated, and we will be left with one of each element. To define a set literal, we put a comma-separated list of values inside curly brackets. ({}) Main differences between lists and sets:</text:p>
      <text:p text:style-name="P3"><text:tab/><text:tab/>o We can add multiple copies of the same element to the list, it won't be eliminated.</text:p>
      <text:p text:style-name="P3"><text:tab/><text:tab/>o Lists are ordered, and unlike sets when we print out a list the order of the list won't be random. If we want it to be ordered we first need to convert it to a list or tuple.</text:p>
      <text:p text:style-name="P4">#### What is the purpose and methods of a dictionary/map data structure?</text:p>
      <text:p text:style-name="P3"><text:tab/>-We can use a dictionary to store key-value pairs. To define a dictionary literal, we put a comma-separated list of key-value pairs between curly brackets. We use a colon to separate each key from its value. We access value in the dictionary in much the same way as list or tuple elements, but we use keys instead of indices.</text:p>
      <text:p text:style-name="P3"><text:soft-page-break/><text:tab/>(-Keys of a dictionary don't have to be strings - they can be any immutable type, including numbers and even tuples. Keys are unique - if we repeat a key, we will overwrite the old value with the new value. When we store a value, key doesn't have to exist - it will be created automatically.</text:p>
      <text:p text:style-name="P3"><text:tab/>-Just like sets, dictionaries don't have a specific order, when they will be printed out it will be random.)</text:p>
      <text:p text:style-name="P3"/>
      <text:p text:style-name="P3">### Algorithms</text:p>
      <text:p text:style-name="P3"/>
      <text:p text:style-name="P4">#### Fibonacci sequences. Write a method (or pseudo code), that generates the Fibonacci sequences.</text:p>
      <text:p text:style-name="P4">#### How do you find a max value in a list/array if you cant use any built-in functions?</text:p>
      <text:p text:style-name="P4">#### What do we call an *in-place* sort?</text:p>
      <text:p text:style-name="P4">#### Explain an algorithm which sorts a list!</text:p>
      <text:p text:style-name="P3"><text:tab/>list = []</text:p>
      <text:p text:style-name="P3"><text:tab/>if __name__ == "__main__":</text:p>
      <text:p text:style-name="P3"><text:tab/> <text:s text:c="3"/>i = 0</text:p>
      <text:p text:style-name="P3"><text:tab/> <text:s text:c="3"/>N = len(list)</text:p>
      <text:p text:style-name="P3"><text:tab/> <text:s text:c="3"/>j = 0</text:p>
      <text:p text:style-name="P3"><text:tab/> <text:s text:c="3"/>#print(list)</text:p>
      <text:p text:style-name="P3"><text:tab/> <text:s text:c="3"/>while i &lt; N - 1:</text:p>
      <text:p text:style-name="P3"><text:tab/><text:tab/>j = 0</text:p>
      <text:p text:style-name="P3"><text:tab/><text:tab/>while j &lt; N - i - 1:</text:p>
      <text:p text:style-name="P3"><text:tab/><text:tab/> <text:s text:c="3"/>if list[j] &gt; list[j+1]:</text:p>
      <text:p text:style-name="P3"><text:tab/><text:tab/> <text:s text:c="7"/>temp = list[j+1]</text:p>
      <text:p text:style-name="P3"><text:tab/><text:tab/> <text:s text:c="7"/>list[j+1] = list[j]</text:p>
      <text:p text:style-name="P3"><text:tab/><text:tab/> <text:s text:c="7"/>list[j] = temp</text:p>
      <text:p text:style-name="P3"><text:tab/><text:tab/> <text:s text:c="3"/>j += 1</text:p>
      <text:p text:style-name="P3"><text:tab/><text:tab/>i += 1 </text:p>
      <text:p text:style-name="P3"><text:tab/> <text:s text:c="3"/>print(list)</text:p>
      <text:p text:style-name="P3"/>
      <text:p text:style-name="P3">### Programming paradigms - procedural</text:p>
      <text:p text:style-name="P3"/>
      <text:p text:style-name="P4">#### What is the call stack? </text:p>
      <text:p text:style-name="P3"><text:tab/>"-Python stores information about functions which have been called in a "call stack". Whenever a function is called, a new stack frame is added to the stack - all of the function's parameters are added to it, and as the body of the function is executed, local variables will be created there."</text:p>
      <text:p text:style-name="P10"><text:span text:style-name="T1">#### What is ?</text:span></text:p>
      <text:p text:style-name="P4"><text:tab/>-Stack Overflow <text:span text:style-name="T5">is a question and answer site for professional and enthusiast programmers. People can ask for help with certain coding problems, and other users will try to help with possible solutions. Users can rate the possible solutions so in the end the most useful will be shown first.</text:span></text:p>
      <text:p text:style-name="P4"><text:soft-page-break/>#### What are the main parts of a function? MIGHT NEED HELP FOR THIS.</text:p>
      <text:p text:style-name="P4"><text:tab/><text:span text:style-name="T5">"-Input paramteres</text:span></text:p>
      <text:p text:style-name="P6"><text:tab/>-Return values</text:p>
      <text:p text:style-name="P6"><text:tab/>-The stack</text:p>
      <text:p text:style-name="P6"><text:tab/>(-Default parameter)"</text:p>
      <text:p text:style-name="P4"/>
      <text:p text:style-name="P4">### Programming languages - Python</text:p>
      <text:p text:style-name="P4"><text:s/></text:p>
      <text:p text:style-name="P4">#### How do you use a dictionary in Python?</text:p>
      <text:p text:style-name="P4"><text:tab/><text:span text:style-name="T5">-To define a dictionary, we put a comma-separated list of key-value pairs between curly brackets. We use a colon to separate each key from its value.</text:span></text:p>
      <text:p text:style-name="P6"><text:tab/>-We acces values in the dictionary in much the same way as list or tuple elements, but we use keys instead of indices.</text:p>
      <text:p text:style-name="P6"><text:tab/>-Keys don't have to be strings. (Can be any immutable objects.)</text:p>
      <text:p text:style-name="P6"><text:tab/>-Keys are unique - if we repeat a key, we will overwrite the old value with a new value.</text:p>
      <text:p text:style-name="P6"><text:tab/>-When we store a value - the key doesn't have to exist, it will be created automatically.</text:p>
      <text:p text:style-name="P6"><text:tab/>-The order of dictionaries will be random.</text:p>
      <text:p text:style-name="P4"><text:span text:style-name="T5"><text:tab/>-Some methods: in / not</text:span> <text:span text:style-name="T5">in, .get, .update, .key, .value, .items </text:span></text:p>
      <text:p text:style-name="P4">#### What does it mean that an object is immutable in Python?</text:p>
      <text:p text:style-name="P4"><text:tab/><text:span text:style-name="T5">-It basically means that you can't change it after the creation.</text:span></text:p>
      <text:p text:style-name="P6"><text:tab/>-For example tuples are immutable objects. That means after the creation of it, you can't add or remove items from tuples. In certain languages lists are also immutable, and they call them arrays in statically typed languages.</text:p>
      <text:p text:style-name="P6"><text:tab/>-Immutable objects serve mostly for one purpose, they are easier and much faster to read.</text:p>
      <text:p text:style-name="P4">#### What is conditional expression in Python?</text:p>
      <text:p text:style-name="P4"><text:tab/><text:span text:style-name="T5">-Python supports one additional decision-making entity called a conditional expression. </text:span></text:p>
      <text:p text:style-name="P6"><text:tab/>-In its simplest form, the snytax of the conditional expression is as follows:</text:p>
      <text:p text:style-name="P6"><text:tab/><text:tab/>o &lt;expr1&gt; if &lt;conditional_expr&gt; else &lt;expr2&gt;</text:p>
      <text:p text:style-name="P6"><text:tab/>-This is different from the if statement forms listed above because it is not a control structure that directs the flow of program execution. It acts more like an operator that defines an expression. Notice the non-obvious order: the middle expression is evaluated first, and based on that result, one of the expressions on the ends is returned.</text:p>
      <text:p text:style-name="P6"><text:tab/>-A common use of the conditional expression is to select variable assignment.</text:p>
      <text:p text:style-name="P4"><text:soft-page-break/>#### What are different types of arguments in Python?</text:p>
      <text:p text:style-name="P4"><text:tab/><text:span text:style-name="T5">1., Default Argument: help deal with the absence of values.</text:span></text:p>
      <text:p text:style-name="P6"><text:tab/>2., Keyword Argument: let us use any order.</text:p>
      <text:p text:style-name="P4"><text:span text:style-name="T5"><text:tab/>3., Arbitrary Argument: save us in situations where we're</text:span> not sure how many arguments we'll get.</text:p>
      <text:p text:style-name="P4">#### What is variable shadowing? (context: variable scope)</text:p>
      <text:p text:style-name="P4"><text:tab/><text:span text:style-name="T5">-It's defined as when a variable "hides" another variable with the same name. So, when a vairable shadowing occurs, there are two or more vairables with the same name, and tehir deinitions are dependent on their scope (meaning their values may be different depending upon scope).</text:span></text:p>
      <text:p text:style-name="P4">#### What can happen if you try to delete/drop/add an item from a List, while you are iterating over it in Python?</text:p>
      <text:p text:style-name="P9"><text:span text:style-name="T2"><text:tab/></text:span><text:span text:style-name="T3">-The loop follows the indexes in order. When an element is removed their index changes, it shifts to the front of the list.The loop iterates through every index of the original list once, so some of the elements are skipped in the loop. However it does not raise ‘Out of Index’ error.</text:span></text:p>
      <text:p text:style-name="P4">#### What is the "golden rule" of variable scoping in Python (context: LEGB)? What is the lifetime of variables?</text:p>
      <text:p text:style-name="P5"><text:tab/><text:span text:style-name="T5">-Python uses the LEGB rule to locate a variable’s definition:</text:span></text:p>
      <text:p text:style-name="P14"><text:tab/><text:tab/>Local - Enclosing - Global - Built-in</text:p>
      <text:p text:style-name="P12"><text:span text:style-name="T3">Enclosing : a loop in a function counts as local, it is enclosed in the function, therefore something declared in the function </text:span><text:span text:style-name="Default_20_Paragraph_20_Font"><text:span text:style-name="T4">(that’s not in another local scope) </text:span></text:span><text:span text:style-name="T3">counts as enclosed.</text:span></text:p>
      <text:p text:style-name="P7">It starts with the closest scope and goes up the hierarchy until it finds the definition.</text:p>
      <text:p text:style-name="P4">#### If you need to access the iterator variable after a for loop, how would you do it in Python?</text:p>
      <text:p text:style-name="P4"><text:tab/>-?</text:p>
      <text:p text:style-name="P4">#### What type of elements can a list contain in Python?</text:p>
      <text:p text:style-name="P4"><text:tab/><text:span text:style-name="T5">-List can contain basically any assortment of objects. Lists can even contain complex objects, like functions, classes, and modules. Lists can also contain strings, integers, tuples, even lists.</text:span></text:p>
      <text:p text:style-name="P4">#### What is slice operator in Python and how to use?</text:p>
      <text:p text:style-name="P4"><text:tab/><text:span text:style-name="T5">-The slice() function returns a slice object that can use used to slice strings, lists, tuple etc.</text:span></text:p>
      <text:p text:style-name="P6"><text:tab/><text:tab/>o start (optional) - Starting integer where the slicing of the object starts. Default to None if not provided.</text:p>
      <text:p text:style-name="P6"><text:tab/><text:tab/>o stop - Integer until which the slicing takes place. The slicing stops at index stop -1 (last element).</text:p>
      <text:p text:style-name="P6"><text:tab/><text:tab/>o step (optional) - Integer value which determines the increment between each index for slicing. Defaults to None if not provided.</text:p>
      <text:p text:style-name="P4">#### What arithmetic operators (+,*,-,/) can be used on lists in <text:soft-page-break/>Python? What do they do?</text:p>
      <text:p text:style-name="P4"><text:tab/><text:span text:style-name="T5">-Some of the arithmetic operators we have used on numbers before can also be used on lists, but the effect may not always be what we expect:</text:span></text:p>
      <text:p text:style-name="P6"><text:tab/><text:tab/>o we can concatenate two lists by adding them</text:p>
      <text:p text:style-name="P6">print([1, 2, 3] + [4, 5, 6])</text:p>
      <text:p text:style-name="P6"><text:tab/><text:tab/>o we can concatenate a list with itself by multiplying it by an integer</text:p>
      <text:p text:style-name="P6">print([1, 2, 3] * 3)</text:p>
      <text:p text:style-name="P6"><text:tab/><text:tab/>o not all arithmetic operators can be used on lists -- this will give us an error!</text:p>
      <text:p text:style-name="P6">print([1, 2, 3] - [2, 3])</text:p>
      <text:p text:style-name="P4">#### What is the purpose of the in and not in membership operators in Python?</text:p>
      <text:p text:style-name="P4"><text:tab/><text:span text:style-name="T5">-Membership operators are operators used to validate the membership of a value. It test for membership of a value. It test for membership in a sequence, such as strings, lists, or tuples.</text:span></text:p>
      <text:p text:style-name="P6"><text:tab/><text:tab/>o 'in' operator: It is used to check if a value exists in a sequence or not. Evaulates to true if it finds a variable in the specified sequence and false otherwise.</text:p>
      <text:p text:style-name="P6"><text:tab/><text:tab/>o 'not in' operator: Evaluates to true if it does not finds a vairable in the specified sequence and false otherwise.</text:p>
      <text:p text:style-name="P6">#### What does the + operator mean when used with strings in Python?</text:p>
      <text:p text:style-name="P6"><text:tab/>-Concatenation - Adds values on either side of the operator</text:p>
      <text:p text:style-name="P6"><text:tab/><text:tab/>o a = 'Hello' b = 'Python'</text:p>
      <text:p text:style-name="P6"><text:tab/><text:tab/><text:tab/>a+b will give 'HelloPython'</text:p>
      <text:p text:style-name="P4">#### Explain f strings in Python?</text:p>
      <text:p text:style-name="P4"><text:tab/><text:span text:style-name="T5">-Also called "formatted string literals", f-strings are string literals that have an f at the beginning and curly braces containing expressions that will be replaced with their values.</text:span></text:p>
      <text:p text:style-name="P6"><text:tab/><text:tab/>o name = "Eric" </text:p>
      <text:p text:style-name="P6"><text:tab/><text:tab/>age = 74</text:p>
      <text:p text:style-name="P6"><text:tab/><text:tab/>f'Hello, {name}. You are {age}."</text:p>
      <text:p text:style-name="P6"><text:tab/><text:tab/>'Hello Eric. You are 74.'</text:p>
      <text:p text:style-name="P6"><text:tab/>-Because f-strings are evaluated at runtime, you can put any and all valid Python expressions in them. This allows you to do some nifty things.</text:p>
      <text:p text:style-name="P6"><text:tab/><text:tab/>o f'{2*37}</text:p>
      <text:p text:style-name="P6"><text:tab/><text:tab/>'74'</text:p>
      <text:p text:style-name="P6"><text:tab/>-You can even a call a function:</text:p>
      <text:p text:style-name="P6"><text:tab/><text:tab/>o def to_lowercase(input):</text:p>
      <text:p text:style-name="P6"><text:tab/><text:tab/><text:tab/>return input.lower()</text:p>
      <text:p text:style-name="P6"><text:tab/><text:tab/>name = 'Eric Idle'</text:p>
      <text:p text:style-name="P6"><text:tab/><text:tab/>f'{to_lowercase(name)} is funny.'</text:p>
      <text:p text:style-name="P6"><text:tab/><text:tab/>'eric idle is funny.'</text:p>
      <text:p text:style-name="P4">#### Name 4 iterable types in Python!</text:p>
      <text:p text:style-name="P4"><text:soft-page-break/><text:tab/><text:span text:style-name="T5">-sequence </text:span><text:span text:style-name="T7">types: string, tuple, list,</text:span><text:span text:style-name="T14"> </text:span></text:p>
      <text:p text:style-name="P4"><text:tab/></text:p>
      <text:p text:style-name="P4">#### What is the difference between list/set/dictionary comprehension and a generator expression in Python?</text:p>
      <text:p text:style-name="P4"><text:tab/><text:span text:style-name="T5">-List comprehension: It is an elegant way of defining and creating a list. List Comprehension allows us to create a list using for loop with lesser code. What normally takes 3-4 lines of code, can be compressed into just a single line.</text:span></text:p>
      <text:p text:style-name="P6"><text:tab/><text:tab/>o # initializing the list </text:p>
      <text:p text:style-name="P6"><text:tab/><text:tab/><text:tab/>list = [] </text:p>
      <text:p text:style-name="P6"><text:tab/><text:tab/><text:tab/> <text:s/></text:p>
      <text:p text:style-name="P6"><text:tab/><text:tab/><text:tab/>for i in range(11): </text:p>
      <text:p text:style-name="P6"><text:tab/><text:tab/><text:tab/> <text:s text:c="3"/>if i % 2 == 0: </text:p>
      <text:p text:style-name="P6"><text:tab/><text:tab/><text:tab/><text:tab/>list.append(i) </text:p>
      <text:p text:style-name="P6"><text:tab/><text:tab/><text:tab/><text:tab/># print elements </text:p>
      <text:p text:style-name="P6"><text:tab/><text:tab/><text:tab/><text:tab/>print(list) </text:p>
      <text:p text:style-name="P6"><text:tab/>-Generator Expressions: They are somewhat similar to list comprehensions, but the former doesn't construct list object. Instead of creating a list and keeping the whole sequence in the memory, the generator generates the next element in demand.</text:p>
      <text:p text:style-name="P6">When a normal function with a return statement is called, it terminates whenver it gets a return statement. But a function with a yield stement saves the state of the function and can be picked up from the same state, next time the function is called. The Generator Expression allows us to create a generator without the yield keyword.</text:p>
      <text:p text:style-name="P6"><text:tab/><text:tab/>o # Generator Expression </text:p>
      <text:p text:style-name="P6"><text:tab/><text:tab/><text:tab/>generator_expression = (i for i in range(11) if i % 2 == 0) </text:p>
      <text:p text:style-name="P6"><text:tab/><text:tab/><text:tab/> <text:s/></text:p>
      <text:p text:style-name="P6"><text:tab/><text:tab/><text:tab/>print(generator_expression) </text:p>
      <text:p text:style-name="P6"><text:tab/>-So whats the difference? -&gt; The generator yields one item at a time and generates item only when in demand. Whereas, in a list comprehension, Python reserves memory for the whole list. Thus we can say that the generator expressions are memory efficient than the lists.</text:p>
      <text:p text:style-name="P6"><text:tab/><text:tab/>o # import getsizeof from sys module </text:p>
      <text:p text:style-name="P6"><text:tab/><text:tab/><text:tab/>from sys import getsizeof </text:p>
      <text:p text:style-name="P6"><text:tab/><text:tab/><text:tab/> <text:s/></text:p>
      <text:p text:style-name="P6"><text:tab/><text:tab/><text:tab/>comp = [i for i in range(10000)] </text:p>
      <text:p text:style-name="P6"><text:tab/><text:tab/><text:tab/>gen = (i for i in range(10000)) </text:p>
      <text:p text:style-name="P6"><text:tab/><text:tab/><text:tab/> <text:s/></text:p>
      <text:p text:style-name="P6"><text:tab/><text:tab/><text:tab/>#gives size for list comprehension </text:p>
      <text:p text:style-name="P6"><text:tab/><text:tab/><text:tab/>x = getsizeof(comp) <text:s/></text:p>
      <text:p text:style-name="P6"><text:tab/><text:tab/><text:tab/>print("x = ", x) </text:p>
      <text:p text:style-name="P6"><text:tab/><text:tab/><text:tab/> <text:s/></text:p>
      <text:p text:style-name="P6"><text:tab/><text:tab/><text:tab/>#gives size for generator expression </text:p>
      <text:p text:style-name="P6"><text:soft-page-break/><text:tab/><text:tab/><text:tab/>y = getsizeof(gen) <text:s/></text:p>
      <text:p text:style-name="P6"><text:tab/><text:tab/><text:tab/>print("y = ", y) </text:p>
      <text:p text:style-name="P6"><text:tab/><text:tab/><text:tab/></text:p>
      <text:p text:style-name="P6"><text:tab/><text:tab/>o Output x = 87624 y = 88</text:p>
      <text:p text:style-name="P4">#### Does the order of the function definitions matter in Python? Why?</text:p>
      <text:p text:style-name="P4"><text:tab/><text:span text:style-name="T5">-</text:span><text:span text:style-name="T7">In case the definition of the fuction was before the actual use it doesnt matter.</text:span></text:p>
      <text:p text:style-name="P4">#### What does unpacking mean in Python?</text:p>
      <text:p text:style-name="P4"><text:tab/><text:span text:style-name="T5">-We can use * to unpack the list so that all elements of it can be passed as different parameters.</text:span></text:p>
      <text:p text:style-name="P6"><text:tab/><text:tab/>o # A sample function that takes 4 arguments </text:p>
      <text:p text:style-name="P6"><text:tab/><text:tab/><text:tab/># and prints the, </text:p>
      <text:p text:style-name="P6"><text:tab/><text:tab/><text:tab/>def fun(a, b, c, d): </text:p>
      <text:p text:style-name="P6"><text:tab/><text:tab/><text:tab/> <text:s text:c="3"/>print(a, b, c, d) </text:p>
      <text:p text:style-name="P6"><text:tab/><text:tab/><text:tab/> <text:s/></text:p>
      <text:p text:style-name="P6"><text:tab/><text:tab/><text:tab/># Driver Code </text:p>
      <text:p text:style-name="P6"><text:tab/><text:tab/><text:tab/>my_list = [1, 2, 3, 4] </text:p>
      <text:p text:style-name="P6"><text:tab/><text:tab/><text:tab/> <text:s/></text:p>
      <text:p text:style-name="P6"><text:tab/><text:tab/><text:tab/># Unpacking list into four arguments </text:p>
      <text:p text:style-name="P6"><text:tab/><text:tab/><text:tab/>fun(*my_list) </text:p>
      <text:p text:style-name="P6"><text:tab/>-As another example, consider the built-in range() function that expects separate start and stop arguments. If they are not available separately, write the function call with *-operator to unpack the arguments out of a list or tuple:</text:p>
      <text:p text:style-name="P6"><text:tab/><text:tab/>o range(3, 6) <text:s/># normal call with separate arguments </text:p>
      <text:p text:style-name="P6"><text:tab/><text:tab/><text:tab/>[3, 4, 5] </text:p>
      <text:p text:style-name="P6"><text:tab/><text:tab/><text:tab/>&gt;&gt;&gt; args = [3, 6] </text:p>
      <text:p text:style-name="P6"><text:tab/><text:tab/><text:tab/>&gt;&gt;&gt; range(*args) <text:s/># call with arguments unpacked from a list </text:p>
      <text:p text:style-name="P6"><text:tab/><text:tab/><text:tab/>[3, 4, 5] </text:p>
      <text:p text:style-name="P4">#### What happens when you try to assign the result of a function which has no return statement to a variable in Python?</text:p>
      <text:p text:style-name="P4"><text:tab/><text:span text:style-name="T5">-In Python, every function returns something. It could be multiple things, but it can be nothing as well. A "None". So when we try assight the result of a function which has no return statement to a variable its' value going to be "None" probably.</text:span></text:p>
      <text:p text:style-name="P4"/>
      <text:p text:style-name="P4">## Software engineering</text:p>
      <text:p text:style-name="P4"/>
      <text:p text:style-name="P4">### Debugging</text:p>
      <text:p text:style-name="P4"/>
      <text:p text:style-name="P4">#### What techniques can you use while debugging a program in Python?</text:p>
      <text:p text:style-name="P4"><text:tab/><text:span text:style-name="T5">-The humble print statement</text:span></text:p>
      <text:p text:style-name="P6"><text:tab/>-import logging</text:p>
      <text:p text:style-name="P6"><text:tab/>-An IDE debugger</text:p>
      <text:p text:style-name="P6"><text:soft-page-break/><text:tab/>-pdb: The command line debugger</text:p>
      <text:p text:style-name="P6"><text:tab/>-pdb++</text:p>
      <text:p text:style-name="P6"><text:tab/>-Debugging from the REPL</text:p>
      <text:p text:style-name="P4">#### What does step over, step into and step out mean while using the debugger?</text:p>
      <text:p text:style-name="P4"><text:tab/><text:span text:style-name="T5">-Step over: An action to take in the debugger that will step over a given line. If the line contains a function the function will be exectued and the result returned with debugging each line.</text:span></text:p>
      <text:p text:style-name="P6"><text:tab/>-Step into: An action to take in the debugger. If the line does not contain a function it behaves the same as "step over" but if it does the debugger will enter the called function and cotinue line-by-line debugging there.</text:p>
      <text:p text:style-name="P6"><text:tab/>-Step out: An action to take in the debugger that returns to the line where the current function was called.</text:p>
      <text:p text:style-name="P4"><text:tab/></text:p>
      <text:p text:style-name="P4">#### How can you start to debug a program from a certain line using the debugger?</text:p>
      <text:p text:style-name="P4"><text:tab/><text:span text:style-name="T5">-</text:span><text:span text:style-name="T7">With the help of breakpoints.</text:span></text:p>
      <text:p text:style-name="P4"/>
      <text:p text:style-name="P4">### Version control</text:p>
      <text:p text:style-name="P4"/>
      <text:p text:style-name="P4">#### What are the advantages of using a version control system?</text:p>
      <text:p text:style-name="P5"><text:tab/><text:span text:style-name="T9">Version control systems allow you to compare files, identify differences, and merge the changes if needed prior to committing any code.</text:span></text:p>
      <text:p text:style-name="P8">Collaboration, Storing Versions (Properly), Restoring Previous Versions, Understanding What Happened, Backups</text:p>
      <text:p text:style-name="P4">#### What is the difference between the working directory, the staging area and the repository in git?</text:p>
      <text:p text:style-name="P5"><text:tab/><text:span text:style-name="T9">The Git index is used as a staging area between your working directory and your repository. You can use the index to build up a set of changes that you want to commit together. When you create a commit, what is committed is what is currently in the index, not what is in your working directory</text:span></text:p>
      <text:p text:style-name="P4">#### What are remote repositories in git?</text:p>
      <text:p text:style-name="P5"><text:tab/><text:span text:style-name="T5">The remote repository “keeps our work safe” in designated a storage facility. It can be located on a server or on a code hosting service. All team members can reach and collaborate to this.</text:span></text:p>
      <text:p text:style-name="P4">#### Why does a merge conflict occur?</text:p>
      <text:p text:style-name="P5"><text:tab/><text:span text:style-name="T5">A merge conflict arises when two branches have made edits to the same line.</text:span></text:p>
      <text:p text:style-name="P4">#### Through what series of commands could you put a new file into a remote repository connected to your existing local repository?</text:p>
      <text:p text:style-name="P5"><text:tab/><text:span text:style-name="T5">git add </text:span><text:span text:style-name="Default_20_Paragraph_20_Font"><text:span text:style-name="T11">name of file</text:span></text:span></text:p>
      <text:p text:style-name="P12"><text:soft-page-break/><text:span text:style-name="T3"><text:tab/>git commit -m </text:span><text:span text:style-name="Default_20_Paragraph_20_Font"><text:span text:style-name="T4">commit message</text:span></text:span></text:p>
      <text:p text:style-name="P7"><text:tab/>git push</text:p>
      <text:p text:style-name="P4">#### What does it mean atomic commits and descriptive commit messages?</text:p>
      <text:p text:style-name="P5"><text:tab/><text:span text:style-name="T5">One commit contains only one change in the code base. The message gives a dense and precise description about the changes.</text:span></text:p>
      <text:p text:style-name="P9"><text:span text:style-name="T2">#### What the file may have been moved or deleted, and the user may enter data which is not in the right format. </text:span></text:p>
      <text:p text:style-name="P11"><text:span text:style-name="T1">Good programmers should add safeguards to their programs so that common situations like this can be handled gracefully excepts goals. This means the team should talk about its internal processes as well. Items for discussion might be:</text:span></text:p>
      <text:p text:style-name="P6"><text:tab/><text:tab/>o Can we improve our daily scrum meetings?</text:p>
      <text:p text:style-name="P6"><text:tab/><text:tab/>o Do we need to change any of the rules we are operating under?</text:p>
      <text:p text:style-name="P6"><text:tab/><text:tab/>o Is our communication with the Product Owner and stakeholders adequate?</text:p>
      <text:p text:style-name="P6"><text:tab/><text:tab/>o Are all stakeholders aware of our progress?</text:p>
      <text:p text:style-name="P6"><text:tab/>-Along with the sprint review meeting, the sprint retrospective meeting is held at the end of each sprint. It is time-boxed up to three hours and is attended by all the development team members, the ScrumMaster, and the Product Owner.</text:p>
      <text:p text:style-name="P4"/>
      <text:p text:style-name="P4">## Programming environment</text:p>
      <text:p text:style-name="P4"/>
      <text:p text:style-name="P4">### Unix<text:tab/></text:p>
      <text:p text:style-name="P4"/>
      <text:p text:style-name="P4">#### What is UNIX and what is Linux?</text:p>
      <text:p text:style-name="P5"><text:tab/><text:span text:style-name="T5">UNIX : Operating system made in the 1960’s in the Bell Labs. Since the creation it became a trademark, that can be licensed. </text:span><text:span text:style-name="Default_20_Paragraph_20_Font"><text:span text:style-name="T11">(for example the Mac OS X has this license)</text:span></text:span></text:p>
      <text:p text:style-name="P5"><text:tab/>Linux : Open-source operating system. It was started in the 1990’s by Linus Torvalds. It has different distributions <text:span text:style-name="Default_20_Paragraph_20_Font"><text:span text:style-name="T10">(eg. Ubuntu). </text:span></text:span><text:s/>It have a UNIX - like license.</text:p>
      <text:p text:style-name="P4">#### What do we call the shell in Linux?</text:p>
      <text:p text:style-name="P5"><text:tab/><text:span text:style-name="T5">A command interpreter in the operating system. It connects the user to the kernel </text:span><text:span text:style-name="Default_20_Paragraph_20_Font"><text:span text:style-name="T11">(the main component of the OS, controls all the major functions of the hardware)</text:span></text:span></text:p>
      <text:p text:style-name="P4">#### What does root means in a Linux environment?</text:p>
      <text:p text:style-name="P5"><text:tab/><text:span text:style-name="T5">The base directory.</text:span></text:p>
      <text:p text:style-name="P4">#### How do you access your personal files in Linux?</text:p>
      <text:p text:style-name="P5"><text:tab/><text:span text:style-name="T5">cd ~ = cd /home/</text:span><text:span text:style-name="Default_20_Paragraph_20_Font"><text:span text:style-name="T11">name_of_user</text:span></text:span></text:p>
      <text:p text:style-name="P7">This is not the same as the root. The home is located in the root.</text:p>
      <text:p text:style-name="P4">#### How can you install an application in Linux?</text:p>
      <text:p text:style-name="P5"><text:tab/><text:span text:style-name="T5">sudo apt-get install </text:span><text:span text:style-name="Default_20_Paragraph_20_Font"><text:span text:style-name="T11">name_of_package</text:span></text:span></text:p>
      <text:p text:style-name="P7">The ‘-get’ is optional. If it is added, there is no space between <text:soft-page-break/>apt and -get.</text:p>
      <text:p text:style-name="P4">#### What is package management in Linux, what are repositories?</text:p>
      <text:p text:style-name="P5"><text:tab/><text:span text:style-name="T5">The repositories are a collection of downloadable applications. They can be installed with sudo apt-get install </text:span><text:span text:style-name="Default_20_Paragraph_20_Font"><text:span text:style-name="T11">name_of_package</text:span></text:span></text:p>
      <text:p text:style-name="P4">#### How do you navigate in the filesystem with the command line?</text:p>
      <text:p text:style-name="P5"><text:tab/><text:span text:style-name="T5">With the cd command.<text:line-break/><text:tab/>cd </text:span><text:span text:style-name="Default_20_Paragraph_20_Font"><text:span text:style-name="T11">path</text:span></text:span></text:p>
      <text:p text:style-name="P14"><text:tab/>cd .. - steps one folder above in the path</text:p>
      <text:p text:style-name="P7"><text:tab/>cd ~ - goes back to the home folder</text:p>
      <text:p text:style-name="P4">#### What does the following commands do: mkdir, rm, cat, cp, touch?</text:p>
      <text:p text:style-name="P5"><text:tab/><text:span text:style-name="T5">mkdir - make directory</text:span></text:p>
      <text:p text:style-name="P14"><text:tab/>rm - remove, delete file</text:p>
      <text:p text:style-name="P14"><text:tab/>cat - concatenate, display content on screen, create/reade/modify text file</text:p>
      <text:p text:style-name="P14"><text:tab/>cp - copy, takes 2 parameters: what to copy and destination</text:p>
      <text:p text:style-name="P5"><text:tab/>touch - creates file without any content</text:p>
      <text:p text:style-name="P4">#### How can you look up what does a command do in Linux if you have no internet connection?</text:p>
      <text:p text:style-name="P5"><text:tab/><text:span text:style-name="Default_20_Paragraph_20_Font"><text:span text:style-name="T11">command</text:span></text:span><text:span text:style-name="T5"> -help or -h</text:span></text:p>
      <text:p text:style-name="P13"><text:tab/><text:span text:style-name="T1">help for the short list of commands</text:span></text:p>
      <text:p text:style-name="P5"><text:span text:style-name="T5"><text:tab/>man </text:span><text:span text:style-name="Default_20_Paragraph_20_Font"><text:span text:style-name="T11">command</text:span></text:span><text:span text:style-name="T5"> for detailed description for given command</text:span></text:p>
      <text:p text:style-name="P4">#### What does the following commands do: head, tail, more, less?</text:p>
      <text:p text:style-name="P5"><text:tab/><text:span text:style-name="T5">head - prints the the first 10 lines of a file</text:span></text:p>
      <text:p text:style-name="P13"><text:tab/><text:span text:style-name="T1">tail - prints the last 10 lines of a file</text:span></text:p>
      <text:p text:style-name="P14"><text:tab/>more - displays text of a file, one screen at a time</text:p>
      <text:p text:style-name="P5"><text:span text:style-name="T5"><text:tab/>less - <text:s/>displays a file’s content with the possibility of</text:span> scrolling</text:p>
      <text:p text:style-name="P4">#### How do you download a file from internet using the terminal?</text:p>
      <text:p text:style-name="P5"><text:tab/><text:span text:style-name="T5">wget - built-in method<text:tab/></text:span></text:p>
      <text:p text:style-name="P7"><text:tab/>curl - has to be installe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hu" fo:country="H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13T13:18:19.082612163</dc:date>
    <meta:editing-duration>PT15M15S</meta:editing-duration>
    <meta:editing-cycles>1</meta:editing-cycles>
    <meta:document-statistic meta:table-count="0" meta:image-count="0" meta:object-count="0" meta:page-count="10" meta:paragraph-count="258" meta:word-count="3248" meta:character-count="18560" meta:non-whitespace-character-count="15119"/>
    <meta:generator>LibreOffice/6.0.7.3$Linux_X86_64 LibreOffice_project/00m0$Build-3</meta:generator>
  </office:meta>
</office:document-meta>
</file>